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Tahoma2" svg:font-family="Tahoma"/>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8.5cm" style:rel-column-width="32767*"/>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text-properties style:font-name="Tahoma" fo:font-size="12pt" fo:language="nb" fo:country="NO" fo:font-weight="bold" style:font-size-asian="12pt" style:font-weight-asian="bold" style:font-size-complex="12pt" style:font-weight-complex="bold"/>
    </style:style>
    <style:style style:name="P2" style:family="paragraph" style:parent-style-name="Standard">
      <style:paragraph-properties fo:line-height="150%"/>
      <style:text-properties style:font-name="Tahoma" fo:font-size="12pt" fo:language="nb" fo:country="NO" fo:font-weight="normal" style:font-size-asian="12pt" style:font-weight-asian="normal" style:font-size-complex="12pt" style:font-weight-complex="normal"/>
    </style:style>
    <style:style style:name="P3" style:family="paragraph" style:parent-style-name="Standard">
      <style:paragraph-properties fo:line-height="150%"/>
      <style:text-properties style:font-name="Tahoma" fo:font-size="12pt" fo:language="nb" fo:country="NO" fo:font-weight="bold" style:font-size-asian="12pt" style:font-weight-asian="bold" style:font-size-complex="12pt" style:font-weight-complex="bold"/>
    </style:style>
    <style:style style:name="P4" style:family="paragraph" style:parent-style-name="Standard">
      <style:paragraph-properties fo:line-height="150%" fo:text-align="center" style:justify-single-word="false"/>
      <style:text-properties style:font-name="Tahoma" fo:font-size="20pt" fo:language="nb" fo:country="NO" style:font-size-asian="20pt" style:font-size-complex="20pt"/>
    </style:style>
    <style:style style:name="P5" style:family="paragraph" style:parent-style-name="Standard">
      <style:paragraph-properties fo:line-height="150%" fo:text-align="start" style:justify-single-word="false"/>
      <style:text-properties style:font-name="Tahoma" fo:font-size="20pt" fo:language="nb" fo:country="NO" style:font-size-asian="20pt" style:font-size-complex="20pt"/>
    </style:style>
    <style:style style:name="P6" style:family="paragraph" style:parent-style-name="Standard" style:list-style-name="L1">
      <style:paragraph-properties fo:line-height="150%"/>
      <style:text-properties style:font-name="Tahoma"/>
    </style:style>
    <style:style style:name="P7" style:family="paragraph" style:parent-style-name="Standard" style:list-style-name="L1">
      <style:paragraph-properties fo:line-height="150%"/>
      <style:text-properties style:font-name="Tahoma" fo:font-size="12pt" style:font-size-asian="12pt" style:font-size-complex="12pt"/>
    </style:style>
    <style:style style:name="P8" style:family="paragraph" style:parent-style-name="Table_20_Contents">
      <style:text-properties style:font-name="Tahoma" fo:font-size="12pt" style:font-size-asian="12pt" style:font-size-complex="12pt"/>
    </style:style>
    <style:style style:name="T1" style:family="text">
      <style:text-properties fo:font-size="12pt" fo:language="nb" fo:country="NO" fo:font-weight="normal" style:font-size-asian="12pt" style:font-weight-asian="normal" style:font-size-complex="12pt" style:font-weight-complex="normal"/>
    </style:style>
    <style:style style:name="T2" style:family="text">
      <style:text-properties fo:font-size="12pt" fo:font-weight="bold" style:font-size-asian="12pt" style:font-weight-asian="bold" style:font-size-complex="12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ysbrytning i Glass</text:p>
      <text:p text:style-name="P5"><text:span text:style-name="T2">Navn:</text:span></text:p>
      <text:p text:style-name="P2">Torstein S. Ølberg</text:p>
      <text:p text:style-name="P1">Dato:</text:p>
      <text:p text:style-name="P2">14/12-2012</text:p>
      <text:p text:style-name="P1">Tegning:</text:p>
      <text:p text:style-name="P1"/>
      <text:p text:style-name="P1"/>
      <text:p text:style-name="P1"/>
      <text:p text:style-name="P1"/>
      <text:p text:style-name="P1"/>
      <text:p text:style-name="P1">Hensikt:</text:p>
      <text:p text:style-name="P2">Lære mer om lysbrytning i glass.</text:p>
      <text:p text:style-name="P1">Utstyr: </text:p>
      <text:list xml:id="list38340187" text:style-name="L1">
        <text:list-item>
          <text:p text:style-name="P6"><text:span text:style-name="T1">Spaltelampe</text:span></text:p>
        </text:list-item>
        <text:list-item>
          <text:p text:style-name="P7">Glasslinse</text:p>
        </text:list-item>
        <text:list-item>
          <text:p text:style-name="P7">Ark</text:p>
        </text:list-item>
        <text:list-item>
          <text:p text:style-name="P7">Gradskive</text:p>
        </text:list-item>
      </text:list>
      <text:p text:style-name="P1">Hypotese: </text:p>
      <text:p text:style-name="P2">Jeg tror at lyset som blir sendt gjennom glasslinsen vil ha en mindre brytningsvinkel enn innfallsvinkel.</text:p>
      <text:p text:style-name="P1">Fremgangsmåte:</text:p>
      <text:p text:style-name="P2">Først sendte jeg lysstrålen inn med en innfallsvinkel på 40 grader. Så sender jeg lysstrålen inn med en innfallsvinkel på 50 grader. Tilslutt sender jeg inn strålen med en innfallsvinkel på 60 grader.</text:p>
      <text:p text:style-name="P1">Resultat:</text:p>
      <table:table table:name="Tabell1" table:style-name="Tabell1">
        <table:table-column table:style-name="Tabell1.A" table:number-columns-repeated="2"/>
        <table:table-row>
          <table:table-cell table:style-name="Tabell1.A1" office:value-type="string">
            <text:p text:style-name="P8">Innfallsvinkel</text:p>
          </table:table-cell>
          <table:table-cell table:style-name="Tabell1.B1" office:value-type="string">
            <text:p text:style-name="P8">Brytningsvinkel</text:p>
          </table:table-cell>
        </table:table-row>
        <table:table-row>
          <table:table-cell table:style-name="Tabell1.A2" office:value-type="string">
            <text:p text:style-name="P8">40 grader</text:p>
          </table:table-cell>
          <table:table-cell table:style-name="Tabell1.B2" office:value-type="string">
            <text:p text:style-name="P8">25 grader</text:p>
          </table:table-cell>
        </table:table-row>
        <table:table-row>
          <table:table-cell table:style-name="Tabell1.A2" office:value-type="string">
            <text:p text:style-name="P8">50 grader</text:p>
          </table:table-cell>
          <table:table-cell table:style-name="Tabell1.B2" office:value-type="string">
            <text:p text:style-name="P8">32 grader</text:p>
          </table:table-cell>
        </table:table-row>
        <table:table-row>
          <table:table-cell table:style-name="Tabell1.A2" office:value-type="string">
            <text:p text:style-name="P8">60 grader</text:p>
          </table:table-cell>
          <table:table-cell table:style-name="Tabell1.B2" office:value-type="string">
            <text:p text:style-name="P8">36 grader</text:p>
          </table:table-cell>
        </table:table-row>
      </table:table>
      <text:p text:style-name="P2"/>
      <text:p text:style-name="P1">Konklusjon:</text:p>
      <text:p text:style-name="P2">Jeg konkluderer med at lysbrytningen i glass reduserer brytningsvinke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Tahoma2" svg:font-family="Tahoma"/>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nb" fo:country="NO" style:letter-kerning="true" style:font-name-asian="Lucida Sans Unicode"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9T08:12:17.45</meta:creation-date>
    <dc:date>2013-01-24T18:49:39.13</dc:date>
    <meta:editing-duration>PT2H19M54S</meta:editing-duration>
    <meta:editing-cycles>6</meta:editing-cycles>
    <meta:generator>OpenOffice.org/3.3$Win32 OpenOffice.org_project/330m20$Build-9567</meta:generator>
    <meta:document-statistic meta:table-count="1" meta:image-count="0" meta:object-count="0" meta:page-count="1" meta:paragraph-count="28" meta:word-count="102" meta:character-count="655"/>
  </office:meta>
</office:document-meta>
</file>